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80c" officeooo:paragraph-rsid="0005380c"/>
    </style:style>
    <style:style style:name="P2" style:family="paragraph" style:parent-style-name="Standard">
      <style:text-properties officeooo:rsid="000727de" officeooo:paragraph-rsid="000727de"/>
    </style:style>
    <style:style style:name="P3" style:family="paragraph" style:parent-style-name="Standard">
      <style:text-properties officeooo:rsid="000edc70" officeooo:paragraph-rsid="000edc70"/>
    </style:style>
    <style:style style:name="P4" style:family="paragraph" style:parent-style-name="Standard">
      <style:text-properties officeooo:rsid="00126368" officeooo:paragraph-rsid="00126368"/>
    </style:style>
    <style:style style:name="P5" style:family="paragraph" style:parent-style-name="Standard">
      <style:text-properties officeooo:rsid="0013de98" officeooo:paragraph-rsid="0013de98"/>
    </style:style>
    <style:style style:name="P6" style:family="paragraph" style:parent-style-name="Standard">
      <style:text-properties officeooo:rsid="0013de98" officeooo:paragraph-rsid="001bb307"/>
    </style:style>
    <style:style style:name="P7" style:family="paragraph" style:parent-style-name="Standard">
      <style:text-properties officeooo:rsid="001bb307" officeooo:paragraph-rsid="001bb307"/>
    </style:style>
    <style:style style:name="P8" style:family="paragraph" style:parent-style-name="Standard">
      <style:text-properties officeooo:rsid="00126368" officeooo:paragraph-rsid="001bb307"/>
    </style:style>
    <style:style style:name="P9" style:family="paragraph" style:parent-style-name="Standard">
      <style:text-properties officeooo:rsid="001c82b6" officeooo:paragraph-rsid="001c82b6"/>
    </style:style>
    <style:style style:name="T1" style:family="text">
      <style:text-properties officeooo:rsid="001069b9"/>
    </style:style>
    <style:style style:name="T2" style:family="text">
      <style:text-properties officeooo:rsid="0017ad77"/>
    </style:style>
    <style:style style:name="T3" style:family="text">
      <style:text-properties officeooo:rsid="001bb307"/>
    </style:style>
    <style:style style:name="T4" style:family="text">
      <style:text-properties officeooo:rsid="000edc70"/>
    </style:style>
    <style:style style:name="T5" style:family="text">
      <style:text-properties officeooo:rsid="001cce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ve_r.jff .: move o cabeçote da MTU até o primeiro símbolo após o $, ou seja, o primeiro símbolo da palavra.</text:p>
      <text:p text:style-name="P1"/>
      <text:p text:style-name="P1">move_l.jff .: move o cabeçote da MTU até o primeiro símbolo após o vazio, ou seja, o estado atual da MT.</text:p>
      <text:p text:style-name="P1"/>
      <text:p text:style-name="P1">m_initial.jff .: escreve o estado inicial da MT no começo da fita da MTU e move primeiro símbolo após o %, ou seja, a primeira transição.</text:p>
      <text:p text:style-name="P1"/>
      <text:p text:style-name="P1">c_state.jff .: inicializa o ponteiro da MT, ou seja, sobrescreve o primeiro símbolo depois do $ (no caso a) por A e move de volta para o símbolo de $.</text:p>
      <text:p text:style-name="P1"/>
      <text:p text:style-name="P2">check_possible_transition.jff .: marcar todos os estados origem compatíveis com o estado atual da MT (escreve C).</text:p>
      <text:p text:style-name="P2"/>
      <text:p text:style-name="P3">mark_go_transition.jff .: marca a transição que vai acontecer, <text:span text:style-name="T1">ou seja, compatível com o símbolo na posição atual do cabeçote na MT</text:span> (escreve S) <text:span text:style-name="T5">ou não acha a transição possível e logo rejeita (escreve #R no final da fita)</text:span>.</text:p>
      <text:p text:style-name="P3"/>
      <text:p text:style-name="P8">shift_r<text:span text:style-name="T4">.jff </text:span>.: faz um shift para direita começando do final da fita até um símbolo I definido anteriormente (ex: aIa11 → a11a11).</text:p>
      <text:p text:style-name="P4"/>
      <text:p text:style-name="P6">shift_l<text:span text:style-name="T4">.jff</text:span> .: faz um shift para esquerda delimitado pelo último “1” do último símbolo da palavra (ex: a11a<text:span text:style-name="T3">I</text:span> → a1a1).</text:p>
      <text:p text:style-name="P5"/>
      <text:p text:style-name="P7">shift_rbase<text:span text:style-name="T4">.jff</text:span> .: faz um shift para direito começando do final da fita até o símbolo $ (ex: $a1a11 → $ba1a11).</text:p>
      <text:p text:style-name="P5"/>
      <text:p text:style-name="P7">w_transition<text:span text:style-name="T4">.jff</text:span> .: escreve o símbolo na fita (ex: A11a1 → A1a1).</text:p>
      <text:p text:style-name="P7"/>
      <text:p text:style-name="P7">update_pointer<text:span text:style-name="T4">.jff</text:span> .: atualiza o ponteiro da MT (ex: transição para R, A11a1 → a11A1).</text:p>
      <text:p text:style-name="P7"/>
      <text:p text:style-name="P7">update_state<text:span text:style-name="T4">.jff</text:span> .: atualiza o estado atual da MT (ex: q1% → q11%).</text:p>
      <text:p text:style-name="P7"/>
      <text:p text:style-name="P9">check_final.jff .: checa se o estado atual da MT é o estado final e para aceitando a MT, ou seja, escreve #A no final da fit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7:48:04.890000000</meta:creation-date>
    <dc:date>2023-12-07T15:42:02.127000000</dc:date>
    <meta:editing-duration>PT3H25M12S</meta:editing-duration>
    <meta:editing-cycles>14</meta:editing-cycles>
    <meta:generator>LibreOffice/7.5.5.2$Windows_X86_64 LibreOffice_project/ca8fe7424262805f223b9a2334bc7181abbcbf5e</meta:generator>
    <meta:document-statistic meta:table-count="0" meta:image-count="0" meta:object-count="0" meta:page-count="1" meta:paragraph-count="13" meta:word-count="277" meta:character-count="1536" meta:non-whitespace-character-count="1272"/>
  </office:meta>
</office:document-meta>
</file>